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555cm" svg:y="0.47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ahara Kenlo</meta:initial-creator>
    <meta:creation-date>2016-03-16T15:12:16.226854949</meta:creation-date>
    <dc:date>2016-03-21T11:05:07.251082731</dc:date>
    <meta:editing-duration>PT18M50S</meta:editing-duration>
    <meta:editing-cycles>12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5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" chart:reverse-direction="false" text:line-break="false" chart:link-data-style-to-source="false" chart:axis-position="0"/>
      <style:graphic-properties svg:stroke-width="0.03cm"/>
      <style:text-properties fo:font-size="20pt" style:font-size-asian="20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3cm"/>
      <style:text-properties fo:font-size="20pt" style:font-size-asian="20pt" style:font-size-complex="10pt"/>
    </style:style>
    <style:style style:name="ch7" style:family="chart">
      <style:chart-properties chart:auto-position="true" style:rotation-angle="9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svg:x="6.746cm" svg:y="0.674cm" style:legend-expansion="custom" chartooo:width="5.729cm" chartooo:height="2.089cm" style:legend-expansion-aspect-ratio="2.74246050741982" chart:style-name="ch2"/>
        <chart:plot-area chart:style-name="ch3" chart:data-source-has-labels="both" svg:x="0.817cm" svg:y="-0.035cm" svg:width="14.222cm" svg:height="8.764cm">
          <chartooo:coordinate-region svg:x="2.312cm" svg:y="0.376cm" svg:width="12.527cm" svg:height="7.943cm"/>
          <chart:axis chart:dimension="x" chart:name="primary-x" chart:style-name="ch4" chartooo:axis-type="auto">
            <chart:title svg:x="14.995cm" svg:y="4.602cm" chart:style-name="ch5">
              <text:p>x</text:p>
            </chart:title>
            <chart:categories table:cell-range-address="local-table.$A$2:.$A$80"/>
          </chart:axis>
          <chart:axis chart:dimension="y" chart:name="primary-y" chart:style-name="ch6">
            <chart:title svg:x="0.001cm" svg:y="4.659cm" chart:style-name="ch7">
              <text:p>y</text:p>
            </chart:title>
          </chart:axis>
          <chart:series chart:style-name="ch8" chart:values-cell-range-address="local-table.$C$2:.$C$80" chart:label-cell-address="local-table.$C$1" chart:class="chart:scatter">
            <chart:domain table:cell-range-address="local-table.$B$2:.$B$80"/>
            <chart:data-point chart:repeated="79"/>
          </chart:series>
          <chart:series chart:style-name="ch9" chart:values-cell-range-address="local-table.$D$2:.$D$80" chart:label-cell-address="local-table.$D$1" chart:class="chart:scatter">
            <chart:data-point chart:repeated="79"/>
          </chart:series>
          <chart:series chart:style-name="ch10" chart:values-cell-range-address="local-table.$E$2:.$E$80" chart:label-cell-address="local-table.$E$1" chart:class="chart:scatter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=f(x)=cos(x)</text:p>
              </table:table-cell>
              <table:table-cell office:value-type="string">
                <text:p>F=∫f(x)dx</text:p>
              </table:table-cell>
              <table:table-cell office:value-type="string">
                <text:p>dF/d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995004165278026">
                <text:p>0.9950041652780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95004165278026">
                <text:p>0.995004165278026</text:p>
              </table:table-cell>
              <table:table-cell office:value-type="float" office:value="0.0995004165278026">
                <text:p>0.0995004165278026</text:p>
              </table:table-cell>
              <table:table-cell office:value-type="float" office:value="0.980066577841242">
                <text:p>0.980066577841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80066577841242">
                <text:p>0.980066577841242</text:p>
              </table:table-cell>
              <table:table-cell office:value-type="float" office:value="0.197507074311927">
                <text:p>0.197507074311927</text:p>
              </table:table-cell>
              <table:table-cell office:value-type="float" office:value="0.955336489125606">
                <text:p>0.95533648912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55336489125606">
                <text:p>0.955336489125606</text:p>
              </table:table-cell>
              <table:table-cell office:value-type="float" office:value="0.293040723224487">
                <text:p>0.293040723224487</text:p>
              </table:table-cell>
              <table:table-cell office:value-type="float" office:value="0.921060994002885">
                <text:p>0.921060994002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21060994002885">
                <text:p>0.921060994002885</text:p>
              </table:table-cell>
              <table:table-cell office:value-type="float" office:value="0.385146822624776">
                <text:p>0.385146822624776</text:p>
              </table:table-cell>
              <table:table-cell office:value-type="float" office:value="0.877582561890373">
                <text:p>0.877582561890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877582561890373">
                <text:p>0.877582561890373</text:p>
              </table:table-cell>
              <table:table-cell office:value-type="float" office:value="0.472905078813813">
                <text:p>0.472905078813813</text:p>
              </table:table-cell>
              <table:table-cell office:value-type="float" office:value="0.825335614909679">
                <text:p>0.825335614909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25335614909678">
                <text:p>0.825335614909678</text:p>
              </table:table-cell>
              <table:table-cell office:value-type="float" office:value="0.555438640304781">
                <text:p>0.555438640304781</text:p>
              </table:table-cell>
              <table:table-cell office:value-type="float" office:value="0.764842187284488">
                <text:p>0.764842187284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764842187284488">
                <text:p>0.764842187284488</text:p>
              </table:table-cell>
              <table:table-cell office:value-type="float" office:value="0.63192285903323">
                <text:p>0.63192285903323</text:p>
              </table:table-cell>
              <table:table-cell office:value-type="float" office:value="0.696706709347166">
                <text:p>0.696706709347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696706709347165">
                <text:p>0.696706709347165</text:p>
              </table:table-cell>
              <table:table-cell office:value-type="float" office:value="0.701593529967946">
                <text:p>0.701593529967946</text:p>
              </table:table-cell>
              <table:table-cell office:value-type="float" office:value="0.621609968270665">
                <text:p>0.621609968270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621609968270665">
                <text:p>0.621609968270665</text:p>
              </table:table-cell>
              <table:table-cell office:value-type="float" office:value="0.763754526795013">
                <text:p>0.763754526795013</text:p>
              </table:table-cell>
              <table:table-cell office:value-type="float" office:value="0.54030230586814">
                <text:p>0.54030230586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4030230586814">
                <text:p>0.54030230586814</text:p>
              </table:table-cell>
              <table:table-cell office:value-type="float" office:value="0.817784757381827">
                <text:p>0.817784757381827</text:p>
              </table:table-cell>
              <table:table-cell office:value-type="float" office:value="0.453596121425578">
                <text:p>0.453596121425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453596121425577">
                <text:p>0.453596121425577</text:p>
              </table:table-cell>
              <table:table-cell office:value-type="float" office:value="0.863144369524385">
                <text:p>0.863144369524385</text:p>
              </table:table-cell>
              <table:table-cell office:value-type="float" office:value="0.362357754476674">
                <text:p>0.362357754476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362357754476674">
                <text:p>0.362357754476674</text:p>
              </table:table-cell>
              <table:table-cell office:value-type="float" office:value="0.899380144972052">
                <text:p>0.899380144972052</text:p>
              </table:table-cell>
              <table:table-cell office:value-type="float" office:value="0.267498828624587">
                <text:p>0.267498828624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67498828624587">
                <text:p>0.267498828624587</text:p>
              </table:table-cell>
              <table:table-cell office:value-type="float" office:value="0.926130027834511">
                <text:p>0.926130027834511</text:p>
              </table:table-cell>
              <table:table-cell office:value-type="float" office:value="0.169967142900241">
                <text:p>0.169967142900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169967142900241">
                <text:p>0.169967142900241</text:p>
              </table:table-cell>
              <table:table-cell office:value-type="float" office:value="0.943126742124535">
                <text:p>0.943126742124535</text:p>
              </table:table-cell>
              <table:table-cell office:value-type="float" office:value="0.0707372016677032">
                <text:p>0.0707372016677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707372016677027">
                <text:p>0.0707372016677027</text:p>
              </table:table-cell>
              <table:table-cell office:value-type="float" office:value="0.950200462291305">
                <text:p>0.950200462291305</text:p>
              </table:table-cell>
              <table:table-cell office:value-type="float" office:value="-0.0291995223012886">
                <text:p>-0.0291995223012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029199522301289">
                <text:p>-0.029199522301289</text:p>
              </table:table-cell>
              <table:table-cell office:value-type="float" office:value="0.947280510061176">
                <text:p>0.947280510061176</text:p>
              </table:table-cell>
              <table:table-cell office:value-type="float" office:value="-0.128844494295525">
                <text:p>-0.1288444942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128844494295525">
                <text:p>-0.128844494295525</text:p>
              </table:table-cell>
              <table:table-cell office:value-type="float" office:value="0.934396060631624">
                <text:p>0.934396060631624</text:p>
              </table:table-cell>
              <table:table-cell office:value-type="float" office:value="-0.227202094693087">
                <text:p>-0.227202094693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227202094693087">
                <text:p>-0.227202094693087</text:p>
              </table:table-cell>
              <table:table-cell office:value-type="float" office:value="0.911675851162315">
                <text:p>0.911675851162315</text:p>
              </table:table-cell>
              <table:table-cell office:value-type="float" office:value="-0.323289566863504">
                <text:p>-0.323289566863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323289566863504">
                <text:p>-0.323289566863504</text:p>
              </table:table-cell>
              <table:table-cell office:value-type="float" office:value="0.879346894475965">
                <text:p>0.879346894475965</text:p>
              </table:table-cell>
              <table:table-cell office:value-type="float" office:value="-0.416146836547143">
                <text:p>-0.416146836547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416146836547143">
                <text:p>-0.416146836547143</text:p>
              </table:table-cell>
              <table:table-cell office:value-type="float" office:value="0.837732210821251">
                <text:p>0.837732210821251</text:p>
              </table:table-cell>
              <table:table-cell office:value-type="float" office:value="-0.504846104599858">
                <text:p>-0.504846104599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504846104599858">
                <text:p>-0.504846104599858</text:p>
              </table:table-cell>
              <table:table-cell office:value-type="float" office:value="0.787247600361265">
                <text:p>0.787247600361265</text:p>
              </table:table-cell>
              <table:table-cell office:value-type="float" office:value="-0.588501117255346">
                <text:p>-0.588501117255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588501117255346">
                <text:p>-0.588501117255346</text:p>
              </table:table-cell>
              <table:table-cell office:value-type="float" office:value="0.72839748863573">
                <text:p>0.72839748863573</text:p>
              </table:table-cell>
              <table:table-cell office:value-type="float" office:value="-0.666276021279825">
                <text:p>-0.666276021279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666276021279825">
                <text:p>-0.666276021279825</text:p>
              </table:table-cell>
              <table:table-cell office:value-type="float" office:value="0.661769886507747">
                <text:p>0.661769886507747</text:p>
              </table:table-cell>
              <table:table-cell office:value-type="float" office:value="-0.737393715541246">
                <text:p>-0.737393715541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737393715541246">
                <text:p>-0.737393715541246</text:p>
              </table:table-cell>
              <table:table-cell office:value-type="float" office:value="0.588030514953623">
                <text:p>0.588030514953623</text:p>
              </table:table-cell>
              <table:table-cell office:value-type="float" office:value="-0.801143615546935">
                <text:p>-0.801143615546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801143615546934">
                <text:p>-0.801143615546934</text:p>
              </table:table-cell>
              <table:table-cell office:value-type="float" office:value="0.507916153398929">
                <text:p>0.507916153398929</text:p>
              </table:table-cell>
              <table:table-cell office:value-type="float" office:value="-0.856888753368948">
                <text:p>-0.8568887533689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856888753368948">
                <text:p>-0.856888753368948</text:p>
              </table:table-cell>
              <table:table-cell office:value-type="float" office:value="0.422227278062034">
                <text:p>0.422227278062034</text:p>
              </table:table-cell>
              <table:table-cell office:value-type="float" office:value="-0.904072142017062">
                <text:p>-0.904072142017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904072142017062">
                <text:p>-0.904072142017062</text:p>
              </table:table-cell>
              <table:table-cell office:value-type="float" office:value="0.331820063860328">
                <text:p>0.331820063860328</text:p>
              </table:table-cell>
              <table:table-cell office:value-type="float" office:value="-0.942222340668658">
                <text:p>-0.942222340668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942222340668658">
                <text:p>-0.942222340668658</text:p>
              </table:table-cell>
              <table:table-cell office:value-type="float" office:value="0.237597829793462">
                <text:p>0.237597829793462</text:p>
              </table:table-cell>
              <table:table-cell office:value-type="float" office:value="-0.980475330875018">
                <text:p>-0.980475330875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970958165149591">
                <text:p>-0.970958165149591</text:p>
              </table:table-cell>
              <table:table-cell office:value-type="float" office:value="0.140502013278503">
                <text:p>0.140502013278503</text:p>
              </table:table-cell>
              <table:table-cell office:value-type="float" office:value="-0.994563823436863">
                <text:p>-0.994563823436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989992496600446">
                <text:p>-0.989992496600446</text:p>
              </table:table-cell>
              <table:table-cell office:value-type="float" office:value="0.0415027636184583">
                <text:p>0.0415027636184583</text:p>
              </table:table-cell>
              <table:table-cell office:value-type="float" office:value="-0.998714963034016">
                <text:p>-0.998714963034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999135150273279">
                <text:p>-0.999135150273279</text:p>
              </table:table-cell>
              <table:table-cell office:value-type="float" office:value="-0.0584107514088697">
                <text:p>-0.0584107514088697</text:p>
              </table:table-cell>
              <table:table-cell office:value-type="float" office:value="-0.992887272851809">
                <text:p>-0.992887272851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998294775794753">
                <text:p>-0.998294775794753</text:p>
              </table:table-cell>
              <table:table-cell office:value-type="float" office:value="-0.158240228988345">
                <text:p>-0.158240228988345</text:p>
              </table:table-cell>
              <table:table-cell office:value-type="float" office:value="-0.977138981244162">
                <text:p>-0.977138981244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987479769908865">
                <text:p>-0.987479769908865</text:p>
              </table:table-cell>
              <table:table-cell office:value-type="float" office:value="-0.256988205979232">
                <text:p>-0.256988205979232</text:p>
              </table:table-cell>
              <table:table-cell office:value-type="float" office:value="-0.951627439935128">
                <text:p>-0.951627439935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966798192579461">
                <text:p>-0.966798192579461</text:p>
              </table:table-cell>
              <table:table-cell office:value-type="float" office:value="-0.353668025237178">
                <text:p>-0.353668025237178</text:p>
              </table:table-cell>
              <table:table-cell office:value-type="float" office:value="-0.916607551812471">
                <text:p>-0.916607551812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936456687290796">
                <text:p>-0.936456687290796</text:p>
              </table:table-cell>
              <table:table-cell office:value-type="float" office:value="-0.447313693966257">
                <text:p>-0.447313693966257</text:p>
              </table:table-cell>
              <table:table-cell office:value-type="float" office:value="-0.872429224022277">
                <text:p>-0.8724292240222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896758416334146">
                <text:p>-0.896758416334146</text:p>
              </table:table-cell>
              <table:table-cell office:value-type="float" office:value="-0.536989535599672">
                <text:p>-0.536989535599672</text:p>
              </table:table-cell>
              <table:table-cell office:value-type="float" office:value="-0.819533871812411">
                <text:p>-0.819533871812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848100031710407">
                <text:p>-0.848100031710407</text:p>
              </table:table-cell>
              <table:table-cell office:value-type="float" office:value="-0.621799538770713">
                <text:p>-0.621799538770713</text:p>
              </table:table-cell>
              <table:table-cell office:value-type="float" office:value="-0.758450008057277">
                <text:p>-0.758450008057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790967711914415">
                <text:p>-0.790967711914415</text:p>
              </table:table-cell>
              <table:table-cell office:value-type="float" office:value="-0.700896309962155">
                <text:p>-0.700896309962155</text:p>
              </table:table-cell>
              <table:table-cell office:value-type="float" office:value="-0.689787962531875">
                <text:p>-0.68978796253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725932304200139">
                <text:p>-0.725932304200139</text:p>
              </table:table-cell>
              <table:table-cell office:value-type="float" office:value="-0.773489540382169">
                <text:p>-0.773489540382169</text:p>
              </table:table-cell>
              <table:table-cell office:value-type="float" office:value="-0.61423378369844">
                <text:p>-0.61423378369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653643620863611">
                <text:p>-0.653643620863611</text:p>
              </table:table-cell>
              <table:table-cell office:value-type="float" office:value="-0.838853902468529">
                <text:p>-0.838853902468529</text:p>
              </table:table-cell>
              <table:table-cell office:value-type="float" office:value="-0.532542383936983">
                <text:p>-0.532542383936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574823946533268">
                <text:p>-0.574823946533268</text:p>
              </table:table-cell>
              <table:table-cell office:value-type="float" office:value="-0.896336297121856">
                <text:p>-0.896336297121856</text:p>
              </table:table-cell>
              <table:table-cell office:value-type="float" office:value="-0.445529996710336">
                <text:p>-0.445529996710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490260821340699">
                <text:p>-0.490260821340699</text:p>
              </table:table-cell>
              <table:table-cell office:value-type="float" office:value="-0.945362379255926">
                <text:p>-0.945362379255926</text:p>
              </table:table-cell>
              <table:table-cell office:value-type="float" office:value="-0.354066021029196">
                <text:p>-0.354066021029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400799172079975">
                <text:p>-0.400799172079975</text:p>
              </table:table-cell>
              <table:table-cell office:value-type="float" office:value="-0.985442296463923">
                <text:p>-0.985442296463923</text:p>
              </table:table-cell>
              <table:table-cell office:value-type="float" office:value="-0.259064334704599">
                <text:p>-0.2590643347045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307332869978419">
                <text:p>-0.307332869978419</text:p>
              </table:table-cell>
              <table:table-cell office:value-type="float" office:value="-1.01617558346176">
                <text:p>-1.01617558346176</text:p>
              </table:table-cell>
              <table:table-cell office:value-type="float" office:value="-0.161474163182917">
                <text:p>-0.161474163182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21079579943078">
                <text:p>-0.21079579943078</text:p>
              </table:table-cell>
              <table:table-cell office:value-type="float" office:value="-1.03725516340484">
                <text:p>-1.03725516340484</text:p>
              </table:table-cell>
              <table:table-cell office:value-type="float" office:value="-0.0622705951989735">
                <text:p>-0.0622705951989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112152526935055">
                <text:p>-0.112152526935055</text:p>
              </table:table-cell>
              <table:table-cell office:value-type="float" office:value="-1.04847041609835">
                <text:p>-1.04847041609835</text:p>
              </table:table-cell>
              <table:table-cell office:value-type="float" office:value="0.0375551599882763">
                <text:p>0.0375551599882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0123886634628914">
                <text:p>-0.0123886634628914</text:p>
              </table:table-cell>
              <table:table-cell office:value-type="float" office:value="-1.04970928244464">
                <text:p>-1.04970928244464</text:p>
              </table:table-cell>
              <table:table-cell office:value-type="float" office:value="0.13700567643101">
                <text:p>0.13700567643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874989834394455">
                <text:p>0.0874989834394455</text:p>
              </table:table-cell>
              <table:table-cell office:value-type="float" office:value="-1.04095938410069">
                <text:p>-1.04095938410069</text:p>
              </table:table-cell>
              <table:table-cell office:value-type="float" office:value="0.235087277442899">
                <text:p>0.235087277442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186512369422574">
                <text:p>0.186512369422574</text:p>
              </table:table-cell>
              <table:table-cell office:value-type="float" office:value="-1.02230814715844">
                <text:p>-1.02230814715844</text:p>
              </table:table-cell>
              <table:table-cell office:value-type="float" office:value="0.330819964088102">
                <text:p>0.330819964088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283662185463225">
                <text:p>0.283662185463225</text:p>
              </table:table-cell>
              <table:table-cell office:value-type="float" office:value="-0.993941928612113">
                <text:p>-0.993941928612113</text:p>
              </table:table-cell>
              <table:table-cell office:value-type="float" office:value="0.423247207006677">
                <text:p>0.4232472070066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377977742712979">
                <text:p>0.377977742712979</text:p>
              </table:table-cell>
              <table:table-cell office:value-type="float" office:value="-0.956144154340815">
                <text:p>-0.956144154340815</text:p>
              </table:table-cell>
              <table:table-cell office:value-type="float" office:value="0.511445503739767">
                <text:p>0.5114455037397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468516671300375">
                <text:p>0.468516671300375</text:p>
              </table:table-cell>
              <table:table-cell office:value-type="float" office:value="-0.909292487210778">
                <text:p>-0.909292487210778</text:p>
              </table:table-cell>
              <table:table-cell office:value-type="float" office:value="0.594533606060895">
                <text:p>0.594533606060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554374336179159">
                <text:p>0.554374336179159</text:p>
              </table:table-cell>
              <table:table-cell office:value-type="float" office:value="-0.853855053592862">
                <text:p>-0.853855053592862</text:p>
              </table:table-cell>
              <table:table-cell office:value-type="float" office:value="0.671681325116945">
                <text:p>0.671681325116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634692875942632">
                <text:p>0.634692875942632</text:p>
              </table:table-cell>
              <table:table-cell office:value-type="float" office:value="-0.790385765998599">
                <text:p>-0.790385765998599</text:p>
              </table:table-cell>
              <table:table-cell office:value-type="float" office:value="0.742117826400753">
                <text:p>0.742117826400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708669774291258">
                <text:p>0.708669774291258</text:p>
              </table:table-cell>
              <table:table-cell office:value-type="float" office:value="-0.719518788569474">
                <text:p>-0.719518788569474</text:p>
              </table:table-cell>
              <table:table-cell office:value-type="float" office:value="0.805139331674702">
                <text:p>0.805139331674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775565878510247">
                <text:p>0.775565878510247</text:p>
              </table:table-cell>
              <table:table-cell office:value-type="float" office:value="-0.641962200718449">
                <text:p>-0.641962200718449</text:p>
              </table:table-cell>
              <table:table-cell office:value-type="float" office:value="0.860116150890237">
                <text:p>0.860116150890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834712784839157">
                <text:p>0.834712784839157</text:p>
              </table:table-cell>
              <table:table-cell office:value-type="float" office:value="-0.558490922234534">
                <text:p>-0.558490922234534</text:p>
              </table:table-cell>
              <table:table-cell office:value-type="float" office:value="0.906498973842675">
                <text:p>0.906498973842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885519516941317">
                <text:p>0.885519516941317</text:p>
              </table:table-cell>
              <table:table-cell office:value-type="float" office:value="-0.469938970540403">
                <text:p>-0.469938970540403</text:p>
              </table:table-cell>
              <table:table-cell office:value-type="float" office:value="0.943824358697199">
                <text:p>0.943824358697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927478430744034">
                <text:p>0.927478430744034</text:p>
              </table:table-cell>
              <table:table-cell office:value-type="float" office:value="-0.377191127466">
                <text:p>-0.377191127466</text:p>
              </table:table-cell>
              <table:table-cell office:value-type="float" office:value="0.971719362546474">
                <text:p>0.971719362546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960170286650365">
                <text:p>0.960170286650365</text:p>
              </table:table-cell>
              <table:table-cell office:value-type="float" office:value="-0.281174098800963">
                <text:p>-0.281174098800963</text:p>
              </table:table-cell>
              <table:table-cell office:value-type="float" office:value="0.9899052677329">
                <text:p>0.98990526773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983268438442584">
                <text:p>0.983268438442584</text:p>
              </table:table-cell>
              <table:table-cell office:value-type="float" office:value="-0.182847254956705">
                <text:p>-0.182847254956705</text:p>
              </table:table-cell>
              <table:table-cell office:value-type="float" office:value="0.998200366703316">
                <text:p>0.998200366703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996542097023217">
                <text:p>0.996542097023217</text:p>
              </table:table-cell>
              <table:table-cell office:value-type="float" office:value="-0.0831930452543841">
                <text:p>-0.0831930452543841</text:p>
              </table:table-cell>
              <table:table-cell office:value-type="float" office:value="0.996521777570804">
                <text:p>0.996521777570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999858636383415">
                <text:p>0.999858636383415</text:p>
              </table:table-cell>
              <table:table-cell office:value-type="float" office:value="0.016792818383957">
                <text:p>0.016792818383957</text:p>
              </table:table-cell>
              <table:table-cell office:value-type="float" office:value="0.984886272243109">
                <text:p>0.984886272243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993184918758193">
                <text:p>0.993184918758193</text:p>
              </table:table-cell>
              <table:table-cell office:value-type="float" office:value="0.116111310259776">
                <text:p>0.116111310259776</text:p>
              </table:table-cell>
              <table:table-cell office:value-type="float" office:value="0.963410108843278">
                <text:p>0.963410108843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976587625728025">
                <text:p>0.976587625728025</text:p>
              </table:table-cell>
              <table:table-cell office:value-type="float" office:value="0.213770072832578">
                <text:p>0.213770072832578</text:p>
              </table:table-cell>
              <table:table-cell office:value-type="float" office:value="0.932307870096927">
                <text:p>0.9323078700969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0.950232591958532">
                <text:p>0.950232591958532</text:p>
              </table:table-cell>
              <table:table-cell office:value-type="float" office:value="0.308793332028431">
                <text:p>0.308793332028431</text:p>
              </table:table-cell>
              <table:table-cell office:value-type="float" office:value="0.891890319292576">
                <text:p>0.8918903192925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0.914383148235323">
                <text:p>0.914383148235323</text:p>
              </table:table-cell>
              <table:table-cell office:value-type="float" office:value="0.400231646851963">
                <text:p>0.400231646851963</text:p>
              </table:table-cell>
              <table:table-cell office:value-type="float" office:value="0.842561295237596">
                <text:p>0.8425612952375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0.869397490349829">
                <text:p>0.869397490349829</text:p>
              </table:table-cell>
              <table:table-cell office:value-type="float" office:value="0.487171395886946">
                <text:p>0.487171395886946</text:p>
              </table:table-cell>
              <table:table-cell office:value-type="float" office:value="0.784813677234337">
                <text:p>0.7848136772343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815725100125362">
                <text:p>0.815725100125362</text:p>
              </table:table-cell>
              <table:table-cell office:value-type="float" office:value="0.568743905899482">
                <text:p>0.568743905899482</text:p>
              </table:table-cell>
              <table:table-cell office:value-type="float" office:value="0.719224460393062">
                <text:p>0.7192244603930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753902254343311">
                <text:p>0.753902254343311</text:p>
              </table:table-cell>
              <table:table-cell office:value-type="float" office:value="0.644134131333812">
                <text:p>0.644134131333812</text:p>
              </table:table-cell>
              <table:table-cell office:value-type="float" office:value="0.646448990487538">
                <text:p>0.6464489904875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684546666442813">
                <text:p>0.684546666442813</text:p>
              </table:table-cell>
              <table:table-cell office:value-type="float" office:value="0.712588797978093">
                <text:p>0.712588797978093</text:p>
              </table:table-cell>
              <table:table-cell office:value-type="float" office:value="0.567214415956688">
                <text:p>0.567214415956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.608351314532262">
                <text:p>0.608351314532262</text:p>
              </table:table-cell>
              <table:table-cell office:value-type="float" office:value="0.773423929431319">
                <text:p>0.773423929431319</text:p>
              </table:table-cell>
              <table:table-cell office:value-type="float" office:value="0.482312422477756">
                <text:p>0.482312422477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526077517381114">
                <text:p>0.526077517381114</text:p>
              </table:table-cell>
              <table:table-cell office:value-type="float" office:value="0.826031681169431">
                <text:p>0.826031681169431</text:p>
              </table:table-cell>
              <table:table-cell office:value-type="float" office:value="0.392591322704718">
                <text:p>0.3925913227047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0.4385473275744">
                <text:p>0.4385473275744</text:p>
              </table:table-cell>
              <table:table-cell office:value-type="float" office:value="0.86988641392687">
                <text:p>0.86988641392687</text:p>
              </table:table-cell>
              <table:table-cell office:value-type="float" office:value="0.298947580208651">
                <text:p>0.2989475802086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0.346635317835036">
                <text:p>0.346635317835036</text:p>
              </table:table-cell>
              <table:table-cell office:value-type="float" office:value="0.904549945710374">
                <text:p>0.904549945710374</text:p>
              </table:table-cell>
              <table:table-cell office:value-type="float" office:value="0.202316852310071">
                <text:p>0.2023168523100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0.251259842582266">
                <text:p>0.251259842582266</text:p>
              </table:table-cell>
              <table:table-cell office:value-type="float" office:value="0.9296759299686">
                <text:p>0.9296759299686</text:p>
              </table:table-cell>
              <table:table-cell office:value-type="float" office:value="0.103664641300269">
                <text:p>0.1036646413002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0.153373862037876">
                <text:p>0.153373862037876</text:p>
              </table:table-cell>
              <table:table-cell office:value-type="float" office:value="0.945013316172388">
                <text:p>0.945013316172388</text:p>
              </table:table-cell>
              <table:table-cell office:value-type="float" office:value="0.12272900210031">
                <text:p>0.12272900210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0.0539554205626613">
                <text:p>0.0539554205626613</text:p>
              </table:table-cell>
              <table:table-cell office:value-type="float" office:value="0.950408858228654">
                <text:p>0.950408858228654</text:p>
              </table:table-cell>
              <table:table-cell office:value-type="float" office:value="0.121847289516494">
                <text:p>0.121847289516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